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Arial5" svg:font-family="Arial" style:font-adornments="Regular" style:font-family-generic="swiss"/>
    <style:font-face style:name="Arial1" svg:font-family="Arial" style:font-pitch="variable"/>
    <style:font-face style:name="Braggadocio" svg:font-family="Braggadocio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c0c0c0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2.54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1.883cm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e6e6e6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342cm"/>
    </style:style>
    <style:style style:name="gr8" style:family="graphic" style:parent-style-name="objectwithoutfill">
      <style:graphic-properties draw:stroke="dash" draw:stroke-dash="Fine_20_Dashed" svg:stroke-width="0.025cm" draw:marker-start-width="0.237cm" draw:marker-end="Arrow" draw:marker-end-width="0.229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0c0c0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solid" draw:fill-color="#e6e6e6"/>
      <style:paragraph-properties fo:text-align="center"/>
    </style:style>
    <style:style style:name="P6" style:family="paragraph">
      <style:paragraph-properties fo:line-height="111%" fo:text-align="center"/>
    </style:style>
    <style:style style:name="P7" style:family="paragraph">
      <loext:graphic-properties draw:fill="solid" draw:fill-color="#c0c0c0"/>
      <style:paragraph-properties fo:line-height="111%" fo:text-align="center"/>
      <style:text-properties fo:font-size="10pt" style:font-size-asian="10pt" style:font-size-complex="10pt"/>
    </style:style>
    <style:style style:name="P8" style:family="paragraph">
      <style:paragraph-properties fo:line-height="110%" fo:text-align="center"/>
    </style:style>
    <style:style style:name="P9" style:family="paragraph">
      <loext:graphic-properties draw:fill="solid" draw:fill-color="#c0c0c0"/>
      <style:paragraph-properties fo:line-height="110%"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c0c0c0"/>
      <style:paragraph-properties fo:line-height="110%" fo:text-align="center"/>
      <style:text-properties fo:font-size="12pt" style:font-size-asian="12pt" style:font-size-complex="12pt"/>
    </style:style>
    <style:style style:name="P11" style:family="paragraph">
      <loext:graphic-properties draw:fill="solid" draw:fill-color="#c0c0c0"/>
      <style:paragraph-properties fo:line-height="111%" fo:text-align="center"/>
      <style:text-properties fo:font-size="7pt" style:font-size-asian="10pt" style:font-size-complex="10pt"/>
    </style:style>
    <style:style style:name="P12" style:family="paragraph">
      <loext:graphic-properties draw:fill="solid" draw:fill-color="#c0c0c0"/>
      <style:paragraph-properties fo:line-height="110%" fo:text-align="center"/>
      <style:text-properties fo:font-size="7pt" style:font-size-asian="10pt" style:font-size-complex="10pt"/>
    </style:style>
    <style:style style:name="P13" style:family="paragraph">
      <loext:graphic-properties draw:fill="solid" draw:fill-color="#c0c0c0"/>
      <style:paragraph-properties fo:line-height="110%" fo:text-align="center"/>
      <style:text-properties fo:font-size="9pt" style:font-size-asian="9pt" style:font-size-complex="9pt"/>
    </style:style>
    <style:style style:name="P14" style:family="paragraph">
      <loext:graphic-properties draw:fill="solid" draw:fill-color="#c0c0c0"/>
      <style:paragraph-properties fo:line-height="111%" fo:text-align="center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Braggadocio" fo:font-size="12pt" fo:font-weight="bold" style:font-name-asian="Arial5" style:font-size-asian="12pt" style:font-weight-asian="bold" style:font-name-complex="Arial5" style:font-size-complex="12pt" style:font-weight-complex="bold"/>
    </style:style>
    <style:style style:name="T5" style:family="text">
      <style:text-properties style:font-name="Arial2" fo:font-size="12pt" fo:font-weight="bold" style:font-name-asian="Arial5" style:font-size-asian="12pt" style:font-weight-asian="bold" style:font-name-complex="Arial5" style:font-size-complex="12pt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7pt" style:font-size-asian="10pt" style:font-size-complex="10pt"/>
    </style:style>
    <style:style style:name="T8" style:family="text">
      <style:text-properties style:font-name="Braggadocio" fo:font-size="7pt" fo:font-weight="bold" style:font-name-asian="Arial5" style:font-size-asian="10pt" style:font-weight-asian="bold" style:font-name-complex="Arial5" style:font-size-complex="10pt" style:font-weight-complex="bold"/>
    </style:style>
    <style:style style:name="T9" style:family="text">
      <style:text-properties style:font-name="Arial2" fo:font-size="9pt" fo:font-weight="bold" style:font-name-asian="Arial5" style:font-size-asian="9pt" style:font-weight-asian="bold" style:font-name-complex="Arial5" style:font-size-complex="9pt" style:font-weight-complex="bold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Braggadocio" fo:font-size="9pt" fo:font-weight="bold" style:font-name-asian="Arial5" style:font-size-asian="9pt" style:font-weight-asian="bold" style:font-name-complex="Arial5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33cm" svg:height="13.116cm" svg:x="3.527cm" svg:y="1.1cm">
          <text:p/>
        </draw:rect>
        <draw:custom-shape draw:style-name="gr2" draw:text-style-name="P1" draw:layer="layout" svg:width="0.398cm" svg:height="2.876cm" svg:x="6.238cm" svg:y="3.9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3" draw:text-style-name="P3" draw:layer="layout" svg:width="1.456cm" svg:height="1.593cm" svg:x="4.052cm" svg:y="1.584cm">
          <text:p text:style-name="P2">OS</text:p>
        </draw:rect>
        <draw:frame draw:style-name="gr4" draw:text-style-name="P4" draw:layer="layout" svg:width="3.042cm" svg:height="0.823cm" svg:x="3.286cm" svg:y="0.305cm">
          <draw:text-box>
            <text:p><text:span text:style-name="T1">Addr = max</text:span></text:p>
          </draw:text-box>
        </draw:frame>
        <draw:frame draw:style-name="gr5" draw:text-style-name="P4" draw:layer="layout" svg:width="2.383cm" svg:height="0.823cm" svg:x="3.668cm" svg:y="14.205cm">
          <draw:text-box>
            <text:p><text:span text:style-name="T1">Addr = 0</text:span></text:p>
          </draw:text-box>
        </draw:frame>
        <draw:rect draw:style-name="gr6" draw:text-style-name="P5" draw:layer="layout" svg:width="2.061cm" svg:height="5.076cm" svg:x="0.185cm" svg:y="4.116cm">
          <text:p/>
        </draw:rect>
        <draw:rect draw:style-name="gr3" draw:text-style-name="P7" draw:layer="layout" svg:width="1.761cm" svg:height="1.116cm" svg:x="0.306cm" svg:y="4.362cm">
          <text:p text:style-name="P6"><text:span text:style-name="T2">Stack</text:span><text:span text:style-name="T3"><text:line-break/></text:span><text:span text:style-name="T4">↓</text:span></text:p>
        </draw:rect>
        <draw:rect draw:style-name="gr3" draw:text-style-name="P9" draw:layer="layout" svg:width="1.761cm" svg:height="1.116cm" svg:x="0.305cm" svg:y="6.261cm">
          <text:p text:style-name="P8"><text:span text:style-name="T4">↑</text:span><text:span text:style-name="T4"><text:line-break/></text:span><text:span text:style-name="T5">Heap</text:span></text:p>
        </draw:rect>
        <draw:rect draw:style-name="gr3" draw:text-style-name="P10" draw:layer="layout" svg:width="1.761cm" svg:height="1.35cm" svg:x="0.304cm" svg:y="7.626cm">
          <text:p text:style-name="P8"><text:span text:style-name="T5">Data,</text:span><text:span text:style-name="T5"><text:line-break/></text:span><text:span text:style-name="T5">Code</text:span></text:p>
        </draw:rect>
        <draw:g>
          <draw:rect draw:style-name="gr6" draw:text-style-name="P5" draw:layer="layout" svg:width="1.538cm" svg:height="2.937cm" svg:x="4.063cm" svg:y="7.337cm">
            <text:p/>
          </draw:rect>
          <draw:rect draw:style-name="gr3" draw:text-style-name="P11" draw:layer="layout" svg:width="1.314cm" svg:height="0.646cm" svg:x="4.153cm" svg:y="7.479cm">
            <text:p text:style-name="P6"><text:span text:style-name="T6">Stack</text:span><text:span text:style-name="T7"><text:line-break/></text:span><text:span text:style-name="T8">↓</text:span></text:p>
          </draw:rect>
          <draw:rect draw:style-name="gr3" draw:text-style-name="P12" draw:layer="layout" svg:width="1.314cm" svg:height="0.646cm" svg:x="4.152cm" svg:y="8.578cm">
            <text:p text:style-name="P8"><text:span text:style-name="T8">↑</text:span><text:span text:style-name="T8"><text:line-break/></text:span><text:span text:style-name="T9">Heap</text:span></text:p>
          </draw:rect>
          <draw:rect draw:style-name="gr3" draw:text-style-name="P13" draw:layer="layout" svg:width="1.314cm" svg:height="0.781cm" svg:x="4.152cm" svg:y="9.368cm">
            <text:p text:style-name="P8"><text:span text:style-name="T9">Data</text:span><text:span text:style-name="T9"><text:line-break/></text:span><text:span text:style-name="T9">Code</text:span></text:p>
          </draw:rect>
        </draw:g>
        <draw:g>
          <draw:rect draw:style-name="gr6" draw:text-style-name="P5" draw:layer="layout" svg:width="1.538cm" svg:height="2.937cm" svg:x="4.062cm" svg:y="3.937cm">
            <text:p/>
          </draw:rect>
          <draw:rect draw:style-name="gr3" draw:text-style-name="P11" draw:layer="layout" svg:width="1.314cm" svg:height="0.646cm" svg:x="4.152cm" svg:y="4.079cm">
            <text:p text:style-name="P6"><text:span text:style-name="T6">Stack</text:span><text:span text:style-name="T7"><text:line-break/></text:span><text:span text:style-name="T8">↓</text:span></text:p>
          </draw:rect>
          <draw:rect draw:style-name="gr3" draw:text-style-name="P12" draw:layer="layout" svg:width="1.314cm" svg:height="0.646cm" svg:x="4.151cm" svg:y="5.178cm">
            <text:p text:style-name="P8"><text:span text:style-name="T8">↑</text:span><text:span text:style-name="T8"><text:line-break/></text:span><text:span text:style-name="T9">Heap</text:span></text:p>
          </draw:rect>
          <draw:rect draw:style-name="gr3" draw:text-style-name="P13" draw:layer="layout" svg:width="1.314cm" svg:height="0.781cm" svg:x="4.151cm" svg:y="5.968cm">
            <text:p text:style-name="P8"><text:span text:style-name="T9">Data</text:span><text:span text:style-name="T9"><text:line-break/></text:span><text:span text:style-name="T9">Code</text:span></text:p>
          </draw:rect>
        </draw:g>
        <draw:g>
          <draw:rect draw:style-name="gr6" draw:text-style-name="P5" draw:layer="layout" svg:width="1.538cm" svg:height="2.937cm" svg:x="4.061cm" svg:y="10.737cm">
            <text:p/>
          </draw:rect>
          <draw:rect draw:style-name="gr3" draw:text-style-name="P14" draw:layer="layout" svg:width="1.314cm" svg:height="0.646cm" svg:x="4.151cm" svg:y="10.879cm">
            <text:p text:style-name="P6"><text:span text:style-name="T10"><text:s/></text:span><text:span text:style-name="T10"><text:line-break/></text:span><text:span text:style-name="T6"><text:line-break/></text:span><text:span text:style-name="T6">Stack</text:span><text:span text:style-name="T6"><text:line-break/></text:span><text:span text:style-name="T11">↓</text:span></text:p>
          </draw:rect>
          <draw:rect draw:style-name="gr3" draw:text-style-name="P12" draw:layer="layout" svg:width="1.314cm" svg:height="0.646cm" svg:x="4.15cm" svg:y="11.978cm">
            <text:p text:style-name="P8"><text:span text:style-name="T8">↑</text:span><text:span text:style-name="T8"><text:line-break/></text:span><text:span text:style-name="T9">Heap</text:span></text:p>
          </draw:rect>
          <draw:rect draw:style-name="gr3" draw:text-style-name="P13" draw:layer="layout" svg:width="1.314cm" svg:height="0.781cm" svg:x="4.15cm" svg:y="12.768cm">
            <text:p text:style-name="P8"><text:span text:style-name="T9">Data</text:span><text:span text:style-name="T9"><text:line-break/></text:span><text:span text:style-name="T9">Code</text:span></text:p>
          </draw:rect>
        </draw:g>
        <draw:custom-shape draw:style-name="gr2" draw:text-style-name="P1" draw:layer="layout" svg:width="0.398cm" svg:height="2.876cm" svg:x="6.212cm" svg:y="7.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398cm" svg:height="2.876cm" svg:x="6.186cm" svg:y="10.73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5" draw:layer="layout" svg:width="1.842cm" svg:height="0.738cm" svg:x="6.45cm" svg:y="11.706cm">
          <draw:text-box>
            <text:p text:style-name="P2"><text:span text:style-name="T2">Proc. 1</text:span></text:p>
          </draw:text-box>
        </draw:frame>
        <draw:frame draw:style-name="gr7" draw:text-style-name="P15" draw:layer="layout" svg:width="1.842cm" svg:height="0.738cm" svg:x="6.45cm" svg:y="8.207cm">
          <draw:text-box>
            <text:p text:style-name="P2"><text:span text:style-name="T2">Proc. 2</text:span></text:p>
          </draw:text-box>
        </draw:frame>
        <draw:frame draw:style-name="gr7" draw:text-style-name="P15" draw:layer="layout" svg:width="1.842cm" svg:height="0.738cm" svg:x="6.45cm" svg:y="4.908cm">
          <draw:text-box>
            <text:p text:style-name="P2"><text:span text:style-name="T2">Proc. 3</text:span></text:p>
          </draw:text-box>
        </draw:frame>
        <draw:line draw:style-name="gr8" draw:text-style-name="P1" draw:layer="layout" svg:x1="3.91cm" svg:y1="3.96cm" svg:x2="2.361cm" svg:y2="4.121cm">
          <text:p/>
        </draw:line>
        <draw:line draw:style-name="gr8" draw:text-style-name="P1" draw:layer="layout" svg:x1="3.91cm" svg:y1="6.905cm" svg:x2="2.342cm" svg:y2="9.125cm">
          <text:p/>
        </draw:line>
        <draw:line draw:style-name="gr9" draw:text-style-name="P1" draw:layer="layout" svg:x1="3.54cm" svg:y1="3.608cm" svg:x2="6.058cm" svg:y2="3.608cm">
          <text:p/>
        </draw:line>
        <draw:line draw:style-name="gr9" draw:text-style-name="P1" draw:layer="layout" svg:x1="3.54cm" svg:y1="7.082cm" svg:x2="6.058cm" svg:y2="7.082cm">
          <text:p/>
        </draw:line>
        <draw:line draw:style-name="gr9" draw:text-style-name="P1" draw:layer="layout" svg:x1="3.54cm" svg:y1="10.556cm" svg:x2="6.058cm" svg:y2="10.5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family-generic="swiss"/>
    <style:font-face style:name="Arial5" svg:font-family="Arial" style:font-adornments="Regular" style:font-family-generic="swiss"/>
    <style:font-face style:name="Arial1" svg:font-family="Arial" style:font-pitch="variable"/>
    <style:font-face style:name="Braggadocio" svg:font-family="Braggadocio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128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Desnoyers</meta:initial-creator>
    <meta:creation-date>2013-01-14T18:48:03</meta:creation-date>
    <dc:date>2018-08-30T16:15:50.197168412</dc:date>
    <meta:editing-duration>PT10M15S</meta:editing-duration>
    <meta:editing-cycles>4</meta:editing-cycles>
    <meta:generator>NeoOffice/3.2017.4_Professional_Edition$MacOSX_X86_64 NeoOffice_project/0</meta:generator>
    <meta:document-statistic meta:object-count="34"/>
  </office:meta>
</office:document-meta>
</file>